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01 results.B1:results.B1 results.B2:results.B101 results.A1:results.A1 results.A2:results.A101 results.C1:results.C1 results.C2:results.C101 results.A1:results.A1 results.A2:results.A101 results.D1:results.D1 results.D2:results.D101 results.A1:results.A1 results.A2:results.A101 results.E1:results.E1 results.E2:results.E101 results.A1:results.A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037037037037" calcext:value-type="float">
            <text:p>0.537037037</text:p>
          </table:table-cell>
          <table:table-cell office:value-type="float" office:value="0.522875816993464" calcext:value-type="float">
            <text:p>0.522875817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39651416122" calcext:value-type="float">
            <text:p>0.52396514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119825708061" calcext:value-type="float">
            <text:p>0.5119825708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2483660130719" calcext:value-type="float">
            <text:p>0.5424836601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13071895424837" calcext:value-type="float">
            <text:p>0.513071895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501089324619" calcext:value-type="float">
            <text:p>0.5305010893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9607843137255" calcext:value-type="float">
            <text:p>0.5196078431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22875816993464" calcext:value-type="float">
            <text:p>0.522875817</text:p>
          </table:table-cell>
          <table:table-cell table:number-columns-repeated="2" office:value-type="float" office:value="0.509803921568627" calcext:value-type="float">
            <text:p>0.5098039216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2" office:value-type="float" office:value="0.5119825708061" calcext:value-type="float">
            <text:p>0.5119825708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2723311546841" calcext:value-type="float">
            <text:p>0.5272331155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723311546841" calcext:value-type="float">
            <text:p>0.5272331155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529411764705882" calcext:value-type="float">
            <text:p>0.529411764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3769063180828" calcext:value-type="float">
            <text:p>0.533769063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1590413943355" calcext:value-type="float">
            <text:p>0.53159041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0305010893246" calcext:value-type="float">
            <text:p>0.5403050109</text:p>
          </table:table-cell>
          <table:table-cell office:value-type="float" office:value="0.532679738562092" calcext:value-type="float">
            <text:p>0.5326797386</text:p>
          </table:table-cell>
          <table:table-cell table:number-columns-repeated="2"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0305010893246" calcext:value-type="float">
            <text:p>0.5403050109</text:p>
          </table:table-cell>
          <table:table-cell office:value-type="float" office:value="0.521786492374728" calcext:value-type="float">
            <text:p>0.521786492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.513071895424837" calcext:value-type="float">
            <text:p>0.5130718954</text:p>
          </table:table-cell>
          <table:table-cell office:value-type="float" office:value="0.5119825708061" calcext:value-type="float">
            <text:p>0.5119825708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2723311546841" calcext:value-type="float">
            <text:p>0.5272331155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34858387799564" calcext:value-type="float">
            <text:p>0.5348583878</text:p>
          </table:table-cell>
          <table:table-cell office:value-type="float" office:value="0.530501089324619" calcext:value-type="float">
            <text:p>0.5305010893</text:p>
          </table:table-cell>
          <table:table-cell office:value-type="float" office:value="0.52723311546841" calcext:value-type="float">
            <text:p>0.5272331155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3" office:value-type="float" office:value="0.513071895424837" calcext:value-type="float">
            <text:p>0.51307189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3572984749455" calcext:value-type="float">
            <text:p>0.5435729847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19825708061" calcext:value-type="float">
            <text:p>0.5119825708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44662309368192" calcext:value-type="float">
            <text:p>0.5446623094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32679738562092" calcext:value-type="float">
            <text:p>0.5326797386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39651416122" calcext:value-type="float">
            <text:p>0.5239651416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26143790849673" calcext:value-type="float">
            <text:p>0.5261437908</text:p>
          </table:table-cell>
          <table:table-cell table:number-columns-repeated="2" office:value-type="float" office:value="0.509803921568627" calcext:value-type="float">
            <text:p>0.5098039216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26143790849673" calcext:value-type="float">
            <text:p>0.5261437908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19607843137255" calcext:value-type="float">
            <text:p>0.519607843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5947712418301" calcext:value-type="float">
            <text:p>0.5359477124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4161220043573" calcext:value-type="float">
            <text:p>0.51416122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8:32.109148994</dc:date>
    <meta:editing-duration>PT14S</meta:editing-duration>
    <meta:editing-cycles>1</meta:editing-cycles>
    <meta:document-statistic meta:table-count="1" meta:cell-count="60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01" chart:data-source-has-labels="row" svg:x="0.32cm" svg:y="0.18cm" svg:width="12.08cm" svg:height="8.64cm">
          <chartooo:coordinate-region svg:x="1.275cm" svg:y="0.382cm" svg:width="10.821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7" chart:values-cell-range-address="results.C2:results.C101" chart:label-cell-address="results.C1:results.C1" chart:class="chart:scatter">
            <chart:data-point chart:repeated="100"/>
          </chart:series>
          <chart:series chart:style-name="ch8" chart:values-cell-range-address="results.D2:results.D101" chart:label-cell-address="results.D1:results.D1" chart:class="chart:scatter">
            <chart:data-point chart:repeated="100"/>
          </chart:series>
          <chart:series chart:style-name="ch9" chart:values-cell-range-address="results.E2:results.E101" chart:label-cell-address="results.E1:results.E1" chart:class="chart:scatter">
            <chart:data-point chart:repeated="100"/>
          </chart:series>
          <chart:series chart:style-name="ch10" chart:values-cell-range-address="results.F2:results.F101" chart:label-cell-address="results.F1:results.F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31590413943355">
                <text:p>0.531590413943355</text:p>
                <draw:g>
                  <svg:desc>results.B2:results.B101</svg:desc>
                </draw:g>
              </table:table-cell>
              <table:table-cell office:value-type="float" office:value="0.520697167755991">
                <text:p>0.520697167755991</text:p>
                <draw:g>
                  <svg:desc>results.C2:results.C101</svg:desc>
                </draw:g>
              </table:table-cell>
              <table:table-cell office:value-type="float" office:value="0.517429193899782">
                <text:p>0.517429193899782</text:p>
                <draw:g>
                  <svg:desc>results.D2:results.D101</svg:desc>
                </draw:g>
              </table:table-cell>
              <table:table-cell office:value-type="float" office:value="0.507625272331155">
                <text:p>0.507625272331155</text:p>
                <draw:g>
                  <svg:desc>results.E2:results.E101</svg:desc>
                </draw:g>
              </table:table-cell>
              <table:table-cell office:value-type="float" office:value="0.507625272331155">
                <text:p>0.507625272331155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7037037037037">
                <text:p>0.537037037037037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42483660130719">
                <text:p>0.54248366013071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30501089324619">
                <text:p>0.53050108932461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40305010893246">
                <text:p>0.540305010893246</text:p>
              </table:table-cell>
              <table:table-cell office:value-type="float" office:value="0.532679738562092">
                <text:p>0.532679738562092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40305010893246">
                <text:p>0.540305010893246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34858387799564">
                <text:p>0.534858387799564</text:p>
              </table:table-cell>
              <table:table-cell office:value-type="float" office:value="0.530501089324619">
                <text:p>0.530501089324619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43572984749455">
                <text:p>0.543572984749455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32679738562092">
                <text:p>0.532679738562092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26143790849673">
                <text:p>0.52614379084967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26143790849673">
                <text:p>0.5261437908496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35947712418301">
                <text:p>0.535947712418301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